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b435d" officeooo:paragraph-rsid="001b435d" style:font-size-asian="20pt" style:font-size-complex="20pt"/>
    </style:style>
    <style:style style:name="P2" style:family="paragraph" style:parent-style-name="Standard">
      <style:text-properties fo:font-size="14pt" officeooo:rsid="001b435d" officeooo:paragraph-rsid="001b435d" style:font-size-asian="12.25pt" style:font-size-complex="14pt"/>
    </style:style>
    <style:style style:name="P3" style:family="paragraph" style:parent-style-name="Standard">
      <style:text-properties fo:font-size="14pt" officeooo:rsid="001c3b06" officeooo:paragraph-rsid="001c3b06" style:font-size-asian="12.25pt" style:font-size-complex="14pt"/>
    </style:style>
    <style:style style:name="P4" style:family="paragraph" style:parent-style-name="Standard">
      <style:text-properties officeooo:paragraph-rsid="001c3b06"/>
    </style:style>
    <style:style style:name="T1" style:family="text">
      <style:text-properties officeooo:rsid="001c3b06"/>
    </style:style>
    <style:style style:name="T2" style:family="text">
      <style:text-properties fo:font-size="14pt" officeooo:rsid="001c3b06" style:font-size-asian="12.25pt" style:font-size-complex="14pt"/>
    </style:style>
    <style:style style:name="T3" style:family="text">
      <style:text-properties officeooo:rsid="001ca8d4"/>
    </style:style>
    <style:style style:name="T4" style:family="text">
      <style:text-properties officeooo:rsid="001d3b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SE – guião 5</text:p>
      <text:p text:style-name="P1"/>
      <text:p text:style-name="P2">5.3.</text:p>
      <text:p text:style-name="P3">b)</text:p>
      <text:p text:style-name="P2">temos 2 <text:span text:style-name="T1">sinais</text:span></text:p>
      <text:p text:style-name="P2">a voltagem incial (azul)</text:p>
      <text:p text:style-name="P2">voltagem de saida (amarelo)</text:p>
      <text:p text:style-name="P2"/>
      <text:p text:style-name="P2">as vezes que a voltagem de saida aumentou é chamado "ganho"</text:p>
      <text:p text:style-name="P2">ganho = amarelo / azul (saida / entrada)</text:p>
      <text:p text:style-name="P2"/>
      <text:p text:style-name="P4"><text:span text:style-name="T2">R1 = 1.5k</text:span>Ω</text:p>
      <text:p text:style-name="P4"><text:span text:style-name="T2">R2 = 82k</text:span>Ω</text:p>
      <text:p text:style-name="P2"/>
      <text:p text:style-name="P2">a nossa voltagem de entrada é 250mV</text:p>
      <text:p text:style-name="P2">o de saida é 13.0V</text:p>
      <text:p text:style-name="P2"/>
      <text:p text:style-name="P2">ganho = 13/0.25 = 52</text:p>
      <text:p text:style-name="P2"/>
      <text:p text:style-name="P2">ganho pelas resistencias </text:p>
      <text:p text:style-name="P2"/>
      <text:p text:style-name="P2">R1 = 1.5kOhm</text:p>
      <text:p text:style-name="P2">R2 = 82kOhm</text:p>
      <text:p text:style-name="P2">ganho = 82 / 1.5 = 54.66</text:p>
      <text:p text:style-name="P2"/>
      <text:p text:style-name="P3">c)</text:p>
      <text:p text:style-name="P3">Ao aumentar a amplitude, as ondas do sinal de saída (amarelo) ficam “retangulares”. <text:span text:style-name="T3">O sinal fica dessa forma quando o Vi (tensão de entrada [?]) passa de 15 ou -15 – slide 13, capitulo 6. (isto porque não pode ultrapassar </text:span><text:span text:style-name="T4">o</text:span><text:span text:style-name="T3"> valor d</text:span><text:span text:style-name="T4">as fontes de alimentação do amplificador) (neste caso os 15 (modulo)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16:34:01.020993405</meta:creation-date>
    <dc:date>2024-05-21T18:03:28.764934050</dc:date>
    <meta:editing-duration>PT47M27S</meta:editing-duration>
    <meta:editing-cycles>1</meta:editing-cycles>
    <meta:document-statistic meta:table-count="0" meta:image-count="0" meta:object-count="0" meta:page-count="1" meta:paragraph-count="19" meta:word-count="127" meta:character-count="650" meta:non-whitespace-character-count="539"/>
    <meta:generator>LibreOffice/7.3.7.2$Linux_X86_64 LibreOffice_project/30$Build-2</meta:generator>
  </office:meta>
</office:document-meta>
</file>